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4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09:44:59.542105730</dc:date>
    <meta:editing-duration>PT1H18M19S</meta:editing-duration>
    <meta:editing-cycles>28</meta:editing-cycles>
    <meta:generator>LibreOffice/5.1.2.2.0$Linux_X86_64 LibreOffice_project/10m0$Build-2</meta:generator>
    <meta:document-statistic meta:table-count="1" meta:cell-count="10434" meta:object-count="0"/>
  </office:meta>
</office:document-meta>
</file>